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8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9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ffffff" draw:opacity="100%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fff"/>
      <style:paragraph-properties fo:text-align="start"/>
      <style:text-properties fo:font-size="12pt"/>
    </style:style>
    <style:style style:name="P7" style:family="paragraph">
      <loext:graphic-properties draw:fill="solid" draw:fill-color="#dddddd" draw:opacity="100%"/>
      <style:text-properties fo:font-size="14pt" style:font-size-asian="14pt" style:font-size-complex="14pt"/>
    </style:style>
    <style:style style:name="P8" style:family="paragraph">
      <loext:graphic-properties draw:fill="solid" draw:fill-color="#ffffff" draw:opacity="100%"/>
      <style:text-properties fo:font-size="12pt" style:font-size-asian="12pt" style:font-size-complex="12pt"/>
    </style:style>
    <style:style style:name="P9" style:family="paragraph">
      <loext:graphic-properties draw:fill="solid" draw:fill-color="#dddddd" draw:opacity="100%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5" draw:id="id25" draw:layer="layout" svg:width="0.548cm" svg:height="0.333cm" svg:x="18.724cm" svg:y="7.957cm">
          <text:p/>
        </draw:rect>
        <draw:frame draw:style-name="gr2" draw:text-style-name="P2" draw:layer="layout" svg:width="2.504cm" svg:height="0.9cm" svg:x="1.599cm" svg:y="1.55cm">
          <draw:text-box>
            <text:p><text:span text:style-name="T1">TOE/TXe</text:span></text:p>
          </draw:text-box>
        </draw:frame>
        <draw:g>
          <draw:polyline draw:style-name="gr3" draw:text-style-name="P3" draw:layer="layout" svg:width="0.249cm" svg:height="0.499cm" svg:x="1.5cm" svg:y="12.8cm" svg:viewBox="0 0 250 500" draw:points="0,0 250,250 0,500">
            <text:p/>
          </draw:polyline>
          <draw:frame draw:style-name="gr4" draw:text-style-name="P4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5" draw:text-style-name="P4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6" draw:text-style-name="P3" draw:layer="layout" svg:x1="1.5cm" svg:y1="12.55cm" svg:x2="1.75cm" svg:y2="12.55cm">
            <text:p/>
          </draw:line>
        </draw:g>
        <draw:rect draw:style-name="gr7" draw:text-style-name="P6" xml:id="id24" draw:id="id24" draw:layer="layout" svg:width="2.867cm" svg:height="1.115cm" svg:x="14.461cm" svg:y="6.475cm" draw:corner-radius="0.25cm">
          <text:p text:style-name="P5"><text:span text:style-name="T3"><text:s/></text:span><text:span text:style-name="T3">Mrd</text:span></text:p>
          <text:p text:style-name="P5"><text:span text:style-name="T4"><text:s text:c="4"/></text:span><text:span text:style-name="T4">MemoryReader</text:span><text:span text:style-name="T3"> </text:span></text:p>
        </draw:rect>
        <draw:rect draw:style-name="gr1" draw:text-style-name="P1" xml:id="id16" draw:id="id16" draw:layer="layout" svg:width="1.004cm" svg:height="0.25cm" svg:x="12.071cm" svg:y="3.528cm">
          <text:p/>
        </draw:rect>
        <draw:rect draw:style-name="gr1" draw:text-style-name="P1" xml:id="id18" draw:id="id18" draw:layer="layout" svg:width="1.004cm" svg:height="0.249cm" svg:x="12.071cm" svg:y="3.931cm">
          <text:p/>
        </draw:rect>
        <draw:connector draw:style-name="gr8" draw:text-style-name="P3" draw:layer="layout" svg:x1="4.771cm" svg:y1="11.736cm" svg:x2="6.054cm" svg:y2="12.913cm" draw:start-shape="id1" draw:start-glue-point="2" draw:end-shape="id2" draw:end-glue-point="0" svg:d="M4771 11736v589h1283v588" svg:viewBox="0 0 1284 1178">
          <text:p/>
        </draw:connector>
        <draw:rect draw:style-name="gr9" draw:text-style-name="P7" xml:id="id2" draw:id="id2" draw:layer="layout" svg:width="3.073cm" svg:height="0.559cm" svg:x="4.518cm" svg:y="12.913cm">
          <text:p><text:span text:style-name="T5">L3MUX</text:span></text:p>
        </draw:rect>
        <draw:connector draw:style-name="gr8" draw:text-style-name="P3" draw:layer="layout" svg:x1="7.685cm" svg:y1="10.868cm" svg:x2="6.237cm" svg:y2="10.891cm" draw:start-shape="id3" draw:start-glue-point="3" draw:end-shape="id4" draw:end-glue-point="1" svg:d="M7685 10868h-730v23h-718" svg:viewBox="0 0 1449 24">
          <text:p/>
        </draw:connector>
        <draw:connector draw:style-name="gr8" draw:text-style-name="P3" draw:layer="layout" draw:line-skew="-2.705cm" svg:x1="13.323cm" svg:y1="12.601cm" svg:x2="6.238cm" svg:y2="11.501cm" draw:start-shape="id5" draw:start-glue-point="3" draw:end-shape="id6" draw:end-glue-point="1" svg:d="M13323 12601h-6247v-1100h-838" svg:viewBox="0 0 7086 1101">
          <text:p/>
        </draw:connector>
        <draw:rect draw:style-name="gr1" draw:text-style-name="P1" xml:id="id6" draw:id="id6" draw:layer="layout" svg:width="1.015cm" svg:height="0.416cm" svg:x="5.223cm" svg:y="11.293cm">
          <text:p/>
        </draw:rect>
        <draw:rect draw:style-name="gr1" draw:text-style-name="P1" xml:id="id4" draw:id="id4" draw:layer="layout" svg:width="1.015cm" svg:height="0.416cm" svg:x="5.222cm" svg:y="10.683cm">
          <text:p/>
        </draw:rect>
        <draw:rect draw:style-name="gr1" draw:text-style-name="P1" xml:id="id5" draw:id="id5" draw:layer="layout" svg:width="1.015cm" svg:height="0.416cm" svg:x="13.323cm" svg:y="12.393cm">
          <text:p/>
        </draw:rect>
        <draw:rect draw:style-name="gr1" draw:text-style-name="P1" xml:id="id7" draw:id="id7" draw:layer="layout" svg:width="1.015cm" svg:height="0.416cm" svg:x="13.322cm" svg:y="11.693cm">
          <text:p/>
        </draw:rect>
        <draw:connector draw:style-name="gr8" draw:text-style-name="P3" draw:layer="layout" svg:x1="13.322cm" svg:y1="11.901cm" svg:x2="12.039cm" svg:y2="10.868cm" draw:start-shape="id7" draw:start-glue-point="3" draw:end-shape="id3" svg:d="M13322 11901h-635v-1033h-648" svg:viewBox="0 0 1284 1034">
          <text:p/>
        </draw:connector>
        <draw:rect draw:style-name="gr7" draw:text-style-name="P6" xml:id="id3" draw:id="id3" draw:layer="layout" svg:width="4.354cm" svg:height="1.082cm" svg:x="7.685cm" svg:y="10.327cm" draw:corner-radius="0.25cm">
          <text:p text:style-name="P5"><text:span text:style-name="T3"><text:s/></text:span><text:span text:style-name="T3">Tca</text:span></text:p>
          <text:p text:style-name="P5"><text:span text:style-name="T4"><text:s text:c="4"/></text:span><text:span text:style-name="T4">TcpChecksumAccumulator</text:span><text:span text:style-name="T3"> </text:span></text:p>
        </draw:rect>
        <draw:connector draw:style-name="gr8" draw:text-style-name="P3" draw:layer="layout" svg:x1="4.711cm" svg:y1="9.373cm" svg:x2="4.771cm" svg:y2="10.405cm" draw:start-shape="id8" draw:start-glue-point="2" draw:end-shape="id1" draw:end-glue-point="0" svg:d="M4711 9373v516h60v516" svg:viewBox="0 0 61 1033">
          <text:p/>
        </draw:connector>
        <draw:rect draw:style-name="gr10" draw:text-style-name="P8" xml:id="id37" draw:id="id37" draw:layer="layout" svg:width="1.215cm" svg:height="0.636cm" svg:x="1.515cm" svg:y="2.622cm">
          <text:p><text:span text:style-name="T6">AKd</text:span></text:p>
        </draw:rect>
        <draw:rect draw:style-name="gr10" draw:text-style-name="P8" xml:id="id39" draw:id="id39" draw:layer="layout" svg:width="1.215cm" svg:height="0.623cm" svg:x="1.515cm" svg:y="3.368cm">
          <text:p><text:span text:style-name="T6">RSt</text:span></text:p>
        </draw:rect>
        <draw:rect draw:style-name="gr10" draw:text-style-name="P8" xml:id="id41" draw:id="id41" draw:layer="layout" svg:width="1.215cm" svg:height="0.623cm" svg:x="1.515cm" svg:y="4.073cm">
          <text:p><text:span text:style-name="T6">TSt</text:span></text:p>
        </draw:rect>
        <draw:rect draw:style-name="gr1" draw:text-style-name="P1" xml:id="id38" draw:id="id38" draw:layer="layout" svg:width="1.004cm" svg:height="0.25cm" svg:x="8.844cm" svg:y="2.815cm">
          <text:p/>
        </draw:rect>
        <draw:connector draw:style-name="gr8" draw:text-style-name="P3" draw:layer="layout" svg:x1="15.024cm" svg:y1="10.42cm" svg:x2="15.557cm" svg:y2="11.55cm" draw:start-shape="id9" draw:start-glue-point="2" draw:end-shape="id10" draw:end-glue-point="0" svg:d="M15024 10420v565h533v565" svg:viewBox="0 0 534 1131">
          <text:p/>
        </draw:connector>
        <draw:connector draw:style-name="gr8" draw:text-style-name="P3" draw:layer="layout" draw:line-skew="-0.176cm" svg:x1="18.727cm" svg:y1="8.904cm" svg:x2="16.824cm" svg:y2="9.866cm" draw:start-shape="id11" draw:start-glue-point="3" draw:end-shape="id9" draw:end-glue-point="1" svg:d="M18727 8904h-1127v962h-776" svg:viewBox="0 0 1904 963">
          <text:p/>
        </draw:connector>
        <draw:rect draw:style-name="gr1" draw:text-style-name="P1" xml:id="id20" draw:id="id20" draw:layer="layout" svg:width="1.004cm" svg:height="0.25cm" svg:x="12.071cm" svg:y="4.757cm">
          <text:p/>
        </draw:rect>
        <draw:rect draw:style-name="gr1" draw:text-style-name="P1" xml:id="id22" draw:id="id22" draw:layer="layout" svg:width="1.004cm" svg:height="0.249cm" svg:x="12.071cm" svg:y="5.061cm">
          <text:p/>
        </draw:rect>
        <draw:rect draw:style-name="gr1" draw:text-style-name="P1" xml:id="id12" draw:id="id12" draw:layer="layout" svg:width="1.004cm" svg:height="0.25cm" svg:x="12.071cm" svg:y="2.322cm">
          <text:p/>
        </draw:rect>
        <draw:rect draw:style-name="gr1" draw:text-style-name="P1" xml:id="id14" draw:id="id14" draw:layer="layout" svg:width="1.004cm" svg:height="0.249cm" svg:x="12.071cm" svg:y="2.926cm">
          <text:p/>
        </draw:rect>
        <draw:connector draw:style-name="gr8" draw:text-style-name="P3" draw:layer="layout" svg:x1="13.075cm" svg:y1="2.447cm" svg:x2="18.216cm" svg:y2="1.94cm" draw:start-shape="id12" draw:start-glue-point="1" draw:end-shape="id13" draw:end-glue-point="3" svg:d="M13075 2447h2564v-507h2577" svg:viewBox="0 0 5142 508">
          <text:p/>
        </draw:connector>
        <draw:connector draw:style-name="gr8" draw:text-style-name="P3" draw:layer="layout" svg:x1="13.075cm" svg:y1="3.05cm" svg:x2="18.216cm" svg:y2="2.729cm" draw:start-shape="id14" draw:start-glue-point="1" draw:end-shape="id15" draw:end-glue-point="3" svg:d="M13075 3050h2564v-321h2577" svg:viewBox="0 0 5142 322">
          <text:p/>
        </draw:connector>
        <draw:connector draw:style-name="gr8" draw:text-style-name="P3" draw:layer="layout" svg:x1="13.075cm" svg:y1="3.653cm" svg:x2="18.216cm" svg:y2="3.484cm" draw:start-shape="id16" draw:start-glue-point="1" draw:end-shape="id17" draw:end-glue-point="3" svg:d="M13075 3653h2564v-169h2577" svg:viewBox="0 0 5142 170">
          <text:p/>
        </draw:connector>
        <draw:rect draw:style-name="gr1" draw:text-style-name="P1" xml:id="id21" draw:id="id21" draw:layer="layout" svg:width="1.004cm" svg:height="0.25cm" svg:x="18.217cm" svg:y="4.757cm">
          <text:p/>
        </draw:rect>
        <draw:rect draw:style-name="gr1" draw:text-style-name="P1" xml:id="id23" draw:id="id23" draw:layer="layout" svg:width="1.004cm" svg:height="0.249cm" svg:x="18.217cm" svg:y="5.061cm">
          <text:p/>
        </draw:rect>
        <draw:connector draw:style-name="gr8" draw:text-style-name="P3" draw:layer="layout" svg:x1="13.075cm" svg:y1="4.055cm" svg:x2="18.217cm" svg:y2="4.24cm" draw:start-shape="id18" draw:start-glue-point="1" draw:end-shape="id19" draw:end-glue-point="3" svg:d="M13075 4055h2565v185h2577" svg:viewBox="0 0 5143 186">
          <text:p/>
        </draw:connector>
        <draw:connector draw:style-name="gr8" draw:text-style-name="P3" draw:layer="layout" svg:x1="13.075cm" svg:y1="4.882cm" svg:x2="18.217cm" svg:y2="4.882cm" draw:start-shape="id20" draw:start-glue-point="1" draw:end-shape="id21" draw:end-glue-point="3" svg:d="M13075 4882h5142" svg:viewBox="0 0 5143 1">
          <text:p/>
        </draw:connector>
        <draw:connector draw:style-name="gr8" draw:text-style-name="P3" draw:layer="layout" svg:x1="13.075cm" svg:y1="5.185cm" svg:x2="18.217cm" svg:y2="5.185cm" draw:start-shape="id22" draw:start-glue-point="1" draw:end-shape="id23" draw:end-glue-point="3" svg:d="M13075 5185h5142" svg:viewBox="0 0 5143 1">
          <text:p/>
        </draw:connector>
        <draw:rect draw:style-name="gr10" draw:text-style-name="P8" draw:layer="layout" svg:width="1.215cm" svg:height="0.658cm" svg:x="18.217cm" svg:y="4.71cm">
          <text:p><text:span text:style-name="T6">TIm</text:span></text:p>
        </draw:rect>
        <draw:connector draw:style-name="gr8" draw:text-style-name="P3" draw:layer="layout" draw:line-skew="-0.491cm" svg:x1="17.328cm" svg:y1="7.032cm" svg:x2="18.724cm" svg:y2="8.123cm" draw:start-shape="id24" draw:start-glue-point="1" draw:end-shape="id25" draw:end-glue-point="3" svg:d="M17328 7032h214v1091h1182" svg:viewBox="0 0 1397 1092">
          <text:p/>
        </draw:connector>
        <draw:rect draw:style-name="gr1" draw:text-style-name="P1" xml:id="id26" draw:id="id26" draw:layer="layout" svg:width="1.004cm" svg:height="0.249cm" svg:x="12.071cm" svg:y="5.608cm">
          <text:p/>
        </draw:rect>
        <draw:connector draw:style-name="gr8" draw:text-style-name="P3" draw:layer="layout" svg:x1="13.075cm" svg:y1="5.732cm" svg:x2="15.894cm" svg:y2="6.475cm" draw:start-shape="id26" draw:start-glue-point="1" draw:end-shape="id24" draw:end-glue-point="0" svg:d="M13075 5732h2819v743" svg:viewBox="0 0 2820 744">
          <text:p/>
        </draw:connector>
        <draw:rect draw:style-name="gr1" draw:text-style-name="P1" xml:id="id27" draw:id="id27" draw:layer="layout" svg:width="1.004cm" svg:height="0.249cm" svg:x="12.071cm" svg:y="6.009cm">
          <text:p/>
        </draw:rect>
        <draw:connector draw:style-name="gr8" draw:text-style-name="P3" draw:layer="layout" draw:line-skew="0.187cm" svg:x1="13.075cm" svg:y1="6.133cm" svg:x2="13.204cm" svg:y2="8.193cm" draw:start-shape="id27" draw:start-glue-point="1" draw:end-shape="id28" svg:d="M13075 6133h830v2060h-701" svg:viewBox="0 0 831 2061">
          <text:p/>
        </draw:connector>
        <draw:connector draw:style-name="gr8" draw:text-style-name="P3" draw:layer="layout" svg:x1="15.894cm" svg:y1="7.59cm" svg:x2="15.024cm" svg:y2="9.313cm" draw:start-shape="id24" draw:start-glue-point="2" draw:end-shape="id9" svg:d="M15894 7590v862h-870v861" svg:viewBox="0 0 871 1724">
          <text:p/>
        </draw:connector>
        <draw:connector draw:style-name="gr8" draw:text-style-name="P3" draw:layer="layout" svg:x1="7.781cm" svg:y1="6.687cm" svg:x2="8.849cm" svg:y2="8.193cm" draw:start-shape="id29" draw:start-glue-point="1" draw:end-shape="id28" draw:end-glue-point="3" svg:d="M7781 6687h534v1506h534" svg:viewBox="0 0 1069 1507">
          <text:p/>
        </draw:connector>
        <draw:rect draw:style-name="gr1" draw:text-style-name="P1" xml:id="id31" draw:id="id31" draw:layer="layout" svg:width="0.666cm" svg:height="0.333cm" svg:x="5.38cm" svg:y="6.143cm">
          <text:p/>
        </draw:rect>
        <draw:rect draw:style-name="gr1" draw:text-style-name="P1" xml:id="id34" draw:id="id34" draw:layer="layout" svg:width="0.666cm" svg:height="0.333cm" svg:x="6.38cm" svg:y="6.144cm">
          <text:p/>
        </draw:rect>
        <draw:connector draw:style-name="gr8" draw:text-style-name="P3" draw:layer="layout" svg:x1="8.856cm" svg:y1="5.194cm" svg:x2="5.713cm" svg:y2="6.143cm" draw:start-shape="id30" draw:start-glue-point="3" draw:end-shape="id31" draw:end-glue-point="0" svg:d="M8856 5194h-3143v949" svg:viewBox="0 0 3144 950">
          <text:p/>
        </draw:connector>
        <draw:connector draw:style-name="gr8" draw:text-style-name="P3" draw:layer="layout" svg:x1="2.731cm" svg:y1="6.742cm" svg:x2="4.658cm" svg:y2="6.687cm" draw:start-shape="id32" draw:start-glue-point="1" draw:end-shape="id29" draw:end-glue-point="3" svg:d="M2731 6742h964v-55h963" svg:viewBox="0 0 1928 56">
          <text:p/>
        </draw:connector>
        <draw:connector draw:style-name="gr8" draw:text-style-name="P3" draw:layer="layout" svg:x1="8.856cm" svg:y1="5.551cm" svg:x2="6.713cm" svg:y2="6.144cm" draw:start-shape="id33" draw:start-glue-point="3" draw:end-shape="id34" draw:end-glue-point="0" svg:d="M8856 5551h-2143v593" svg:viewBox="0 0 2144 594">
          <text:p/>
        </draw:connector>
        <draw:rect draw:style-name="gr10" draw:text-style-name="P8" xml:id="id32" draw:id="id32" draw:layer="layout" svg:width="1.215cm" svg:height="0.623cm" svg:x="1.516cm" svg:y="6.431cm">
          <text:p><text:span text:style-name="T6">SLc</text:span></text:p>
        </draw:rect>
        <draw:rect draw:style-name="gr1" draw:text-style-name="P1" xml:id="id33" draw:id="id33" draw:layer="layout" svg:width="1.004cm" svg:height="0.25cm" svg:x="8.856cm" svg:y="5.426cm">
          <text:p/>
        </draw:rect>
        <draw:rect draw:style-name="gr1" draw:text-style-name="P1" xml:id="id30" draw:id="id30" draw:layer="layout" svg:width="1.004cm" svg:height="0.25cm" svg:x="8.856cm" svg:y="5.069cm">
          <text:p/>
        </draw:rect>
        <draw:connector draw:style-name="gr8" draw:text-style-name="P3" draw:layer="layout" svg:x1="5.713cm" svg:y1="7.276cm" svg:x2="5.313cm" svg:y2="8.344cm" draw:start-shape="id35" draw:start-glue-point="2" draw:end-shape="id36" draw:end-glue-point="0" svg:d="M5713 7276v534h-400v534" svg:viewBox="0 0 401 1069">
          <text:p/>
        </draw:connector>
        <draw:rect draw:style-name="gr1" draw:text-style-name="P1" xml:id="id35" draw:id="id35" draw:layer="layout" svg:width="0.666cm" svg:height="0.333cm" svg:x="5.38cm" svg:y="6.943cm">
          <text:p/>
        </draw:rect>
        <draw:rect draw:style-name="gr1" draw:text-style-name="P1" draw:layer="layout" svg:width="0.666cm" svg:height="0.333cm" svg:x="6.38cm" svg:y="6.944cm">
          <text:p/>
        </draw:rect>
        <draw:connector draw:style-name="gr8" draw:text-style-name="P3" draw:layer="layout" svg:x1="11.026cm" svg:y1="8.829cm" svg:x2="13.225cm" svg:y2="9.866cm" draw:start-shape="id28" draw:start-glue-point="2" draw:end-shape="id9" draw:end-glue-point="3" svg:d="M11026 8829v1037h2199" svg:viewBox="0 0 2200 1038">
          <text:p/>
        </draw:connector>
        <draw:rect draw:style-name="gr9" draw:text-style-name="P9" xml:id="id11" draw:id="id11" draw:layer="layout" svg:width="0.714cm" svg:height="3.328cm" svg:x="18.727cm" svg:y="7.24cm">
          <text:p><text:span text:style-name="T6">M</text:span></text:p>
          <text:p><text:span text:style-name="T6">E</text:span></text:p>
          <text:p><text:span text:style-name="T6">M</text:span></text:p>
        </draw:rect>
        <draw:rect draw:style-name="gr11" draw:text-style-name="P10" draw:layer="layout" svg:width="17.933cm" svg:height="11.988cm" svg:x="1.508cm" svg:y="1.457cm">
          <text:p/>
        </draw:rect>
        <draw:connector draw:style-name="gr8" draw:text-style-name="P3" draw:layer="layout" svg:x1="2.73cm" svg:y1="2.94cm" svg:x2="8.844cm" svg:y2="2.94cm" draw:start-shape="id37" draw:start-glue-point="1" draw:end-shape="id38" draw:end-glue-point="3" svg:d="M2730 2940h6114" svg:viewBox="0 0 6115 1">
          <text:p/>
        </draw:connector>
        <draw:rect draw:style-name="gr1" draw:text-style-name="P1" xml:id="id40" draw:id="id40" draw:layer="layout" svg:width="1.004cm" svg:height="0.25cm" svg:x="8.844cm" svg:y="3.554cm">
          <text:p/>
        </draw:rect>
        <draw:rect draw:style-name="gr1" draw:text-style-name="P1" xml:id="id42" draw:id="id42" draw:layer="layout" svg:width="1.004cm" svg:height="0.25cm" svg:x="8.844cm" svg:y="4.259cm">
          <text:p/>
        </draw:rect>
        <draw:connector draw:style-name="gr8" draw:text-style-name="P3" draw:layer="layout" svg:x1="2.73cm" svg:y1="3.679cm" svg:x2="8.844cm" svg:y2="3.679cm" draw:start-shape="id39" draw:start-glue-point="1" draw:end-shape="id40" draw:end-glue-point="3" svg:d="M2730 3679h6114" svg:viewBox="0 0 6115 1">
          <text:p/>
        </draw:connector>
        <draw:connector draw:style-name="gr8" draw:text-style-name="P3" draw:layer="layout" svg:x1="2.73cm" svg:y1="4.384cm" svg:x2="8.844cm" svg:y2="4.384cm" draw:start-shape="id41" draw:start-glue-point="1" draw:end-shape="id42" draw:end-glue-point="3" svg:d="M2730 4384h6114" svg:viewBox="0 0 6115 1">
          <text:p/>
        </draw:connector>
        <draw:rect draw:style-name="gr7" draw:text-style-name="P6" xml:id="id10" draw:id="id10" draw:layer="layout" svg:width="4.497cm" svg:height="1.331cm" svg:x="13.309cm" svg:y="11.55cm" draw:corner-radius="0.25cm">
          <text:p text:style-name="P5"><text:span text:style-name="T3"><text:s/></text:span><text:span text:style-name="T3">Sca</text:span></text:p>
          <text:p text:style-name="P5"><text:span text:style-name="T4"><text:s text:c="4"/></text:span><text:span text:style-name="T4">SubChecksumAccumulator</text:span><text:span text:style-name="T3"> </text:span></text:p>
        </draw:rect>
        <draw:rect draw:style-name="gr7" draw:text-style-name="P6" xml:id="id1" draw:id="id1" draw:layer="layout" svg:width="2.901cm" svg:height="1.331cm" svg:x="3.321cm" svg:y="10.405cm" draw:corner-radius="0.25cm">
          <text:p text:style-name="P5"><text:span text:style-name="T3"><text:s/></text:span><text:span text:style-name="T3">Ips</text:span></text:p>
          <text:p text:style-name="P5"><text:span text:style-name="T4"><text:s text:c="4"/></text:span><text:span text:style-name="T4">IpPacketStitcher</text:span><text:span text:style-name="T3"> </text:span></text:p>
        </draw:rect>
        <draw:rect draw:style-name="gr10" draw:text-style-name="P8" xml:id="id19" draw:id="id19" draw:layer="layout" svg:width="1.215cm" svg:height="0.636cm" svg:x="18.217cm" svg:y="3.922cm">
          <text:p><text:span text:style-name="T6">SLc</text:span></text:p>
        </draw:rect>
        <draw:rect draw:style-name="gr10" draw:text-style-name="P8" xml:id="id17" draw:id="id17" draw:layer="layout" svg:width="1.215cm" svg:height="0.623cm" svg:x="18.216cm" svg:y="3.173cm">
          <text:p><text:span text:style-name="T6">TSt</text:span></text:p>
        </draw:rect>
        <draw:rect draw:style-name="gr10" draw:text-style-name="P8" xml:id="id15" draw:id="id15" draw:layer="layout" svg:width="1.215cm" svg:height="0.623cm" svg:x="18.216cm" svg:y="2.418cm">
          <text:p><text:span text:style-name="T6">RSt</text:span></text:p>
        </draw:rect>
        <draw:rect draw:style-name="gr10" draw:text-style-name="P8" xml:id="id13" draw:id="id13" draw:layer="layout" svg:width="1.215cm" svg:height="0.636cm" svg:x="18.216cm" svg:y="1.622cm">
          <text:p><text:span text:style-name="T6">EVe</text:span></text:p>
        </draw:rect>
        <draw:rect draw:style-name="gr1" draw:text-style-name="P1" xml:id="id44" draw:id="id44" draw:layer="layout" svg:width="0.666cm" svg:height="0.333cm" svg:x="3.18cm" svg:y="8.343cm">
          <text:p/>
        </draw:rect>
        <draw:rect draw:style-name="gr1" draw:text-style-name="P1" xml:id="id36" draw:id="id36" draw:layer="layout" svg:width="0.666cm" svg:height="0.333cm" svg:x="4.98cm" svg:y="8.344cm">
          <text:p/>
        </draw:rect>
        <draw:rect draw:style-name="gr1" draw:text-style-name="P1" xml:id="id43" draw:id="id43" draw:layer="layout" svg:width="1.004cm" svg:height="0.25cm" svg:x="8.856cm" svg:y="4.626cm">
          <text:p/>
        </draw:rect>
        <draw:connector draw:style-name="gr8" draw:text-style-name="P3" draw:layer="layout" svg:x1="8.856cm" svg:y1="4.751cm" svg:x2="3.513cm" svg:y2="8.343cm" draw:start-shape="id43" draw:start-glue-point="3" draw:end-shape="id44" draw:end-glue-point="0" svg:d="M8856 4751h-5343v3592" svg:viewBox="0 0 5344 3593">
          <text:p/>
        </draw:connector>
        <draw:rect draw:style-name="gr7" draw:text-style-name="P6" xml:id="id8" draw:id="id8" draw:layer="layout" svg:width="3.671cm" svg:height="1.172cm" svg:x="2.876cm" svg:y="8.201cm" draw:corner-radius="0.25cm">
          <text:p text:style-name="P5"><text:span text:style-name="T3"><text:s/></text:span><text:span text:style-name="T3">Ihc</text:span></text:p>
          <text:p text:style-name="P5"><text:span text:style-name="T4"><text:s text:c="4"/></text:span><text:span text:style-name="T4">IpHeaderConstructor</text:span><text:span text:style-name="T3"> </text:span></text:p>
        </draw:rect>
        <draw:rect draw:style-name="gr7" draw:text-style-name="P6" xml:id="id29" draw:id="id29" draw:layer="layout" svg:width="3.123cm" svg:height="1.195cm" svg:x="4.658cm" svg:y="6.09cm" draw:corner-radius="0.25cm">
          <text:p text:style-name="P5"><text:span text:style-name="T3"><text:s/></text:span><text:span text:style-name="T3">Sps</text:span></text:p>
          <text:p text:style-name="P5"><text:span text:style-name="T4"><text:s text:c="4"/></text:span><text:span text:style-name="T4">SocketPairSplitter</text:span><text:span text:style-name="T3"> </text:span></text:p>
        </draw:rect>
        <draw:rect draw:style-name="gr7" draw:text-style-name="P6" xml:id="id45" draw:id="id45" draw:layer="layout" svg:width="4.335cm" svg:height="4.376cm" svg:x="8.755cm" svg:y="2.018cm" draw:corner-radius="0.25cm">
          <text:p text:style-name="P5"><text:span text:style-name="T3"><text:s/></text:span><text:span text:style-name="T3">Mdl</text:span></text:p>
          <text:p text:style-name="P5"><text:span text:style-name="T4"><text:s text:c="4"/></text:span><text:span text:style-name="T4">MetaDataLoader</text:span><text:span text:style-name="T3"> </text:span></text:p>
        </draw:rect>
        <draw:custom-shape draw:style-name="gr12" draw:text-style-name="P11" draw:layer="layout" svg:width="0.59cm" svg:height="0.291cm" svg:x="11.634cm" svg:y="9.736cm">
          <text:p text:style-name="P10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15.179cm" svg:y="8.321cm">
          <text:p text:style-name="P10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14.968cm" svg:y="10.817cm">
          <text:p text:style-name="P10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14.369cm" svg:y="2.317cm">
          <text:p text:style-name="P10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14.37cm" svg:y="2.917cm">
          <text:p text:style-name="P10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14.371cm" svg:y="3.517cm">
          <text:p text:style-name="P10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14.372cm" svg:y="3.917cm">
          <text:p text:style-name="P10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14.373cm" svg:y="4.717cm">
          <text:p text:style-name="P10"><text:span text:style-name="T7">?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14.374cm" svg:y="5.017cm">
          <text:p text:style-name="P10"><text:span text:style-name="T7">?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15.18cm" svg:y="8.321cm">
          <text:p text:style-name="P10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14.38cm" svg:y="5.621cm">
          <text:p text:style-name="P10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7" draw:text-style-name="P6" xml:id="id9" draw:id="id9" draw:layer="layout" svg:width="3.599cm" svg:height="1.107cm" svg:x="13.225cm" svg:y="9.313cm" draw:corner-radius="0.25cm">
          <text:p text:style-name="P5"><text:span text:style-name="T3"><text:s/></text:span><text:span text:style-name="T3">Tss</text:span></text:p>
          <text:p text:style-name="P5"><text:span text:style-name="T4"><text:s text:c="4"/></text:span><text:span text:style-name="T4">TcpSegmentStitcher</text:span><text:span text:style-name="T3"> </text:span></text:p>
        </draw:rect>
        <draw:connector draw:style-name="gr8" draw:text-style-name="P3" draw:layer="layout" svg:x1="10.922cm" svg:y1="6.394cm" svg:x2="11.026cm" svg:y2="7.557cm" draw:start-shape="id45" draw:end-shape="id28" draw:end-glue-point="0" svg:d="M10922 6394v582h104v581" svg:viewBox="0 0 105 1164">
          <text:p/>
        </draw:connector>
        <draw:rect draw:style-name="gr7" draw:text-style-name="P6" xml:id="id28" draw:id="id28" draw:layer="layout" svg:width="4.355cm" svg:height="1.272cm" svg:x="8.849cm" svg:y="7.557cm" draw:corner-radius="0.25cm">
          <text:p text:style-name="P5"><text:span text:style-name="T3">Phc</text:span></text:p>
          <text:p text:style-name="P5"><text:span text:style-name="T4"><text:s text:c="4"/></text:span><text:span text:style-name="T4">PseudoHeaderConstructor</text:span><text:span text:style-name="T3"> </text:span></text:p>
        </draw:rect>
        <draw:custom-shape draw:style-name="gr12" draw:text-style-name="P11" draw:layer="layout" svg:width="0.59cm" svg:height="0.291cm" svg:x="10.681cm" svg:y="6.821cm">
          <text:p text:style-name="P10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7.37cm" svg:y="5.417cm">
          <text:p text:style-name="P10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7.371cm" svg:y="5.017cm">
          <text:p text:style-name="P10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7.371cm" svg:y="4.617cm">
          <text:p text:style-name="P10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4.471cm" svg:y="9.717cm">
          <text:p text:style-name="P10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7.371cm" svg:y="4.217cm">
          <text:p text:style-name="P10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7.372cm" svg:y="3.517cm">
          <text:p text:style-name="P10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7.373cm" svg:y="2.817cm">
          <text:p text:style-name="P10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5.272cm" svg:y="7.617cm">
          <text:p text:style-name="P10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3.675cm" svg:y="6.517cm">
          <text:p text:style-name="P10"><text:span text:style-name="T7">?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8.073cm" svg:y="7.117cm">
          <text:p text:style-name="P10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12.371cm" svg:y="11.217cm">
          <text:p text:style-name="P10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765cm" svg:height="0.291cm" svg:x="9.397cm" svg:y="12.417cm">
          <text:p text:style-name="P10"><text:span text:style-name="T7">25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6.773cm" svg:y="10.717cm">
          <text:p text:style-name="P10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17.774cm" svg:y="7.978cm">
          <text:p text:style-name="P10"><text:span text:style-name="T7">?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1" draw:layer="layout" svg:width="0.59cm" svg:height="0.291cm" svg:x="17.88cm" svg:y="8.779cm">
          <text:p text:style-name="P10"><text:span text:style-name="T7">?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5DT21H40M10S</meta:editing-duration>
    <meta:editing-cycles>204</meta:editing-cycles>
    <meta:generator>LibreOffice/6.2.8.2$Windows_X86_64 LibreOffice_project/f82ddfca21ebc1e222a662a32b25c0c9d20169ee</meta:generator>
    <dc:date>2020-01-16T18:18:11.386000000</dc:date>
    <dc:creator>Francois Abel</dc:creator>
    <meta:printed-by>Francois Abel</meta:printed-by>
    <meta:print-date>2018-11-01T20:08:16.68</meta:print-date>
    <meta:document-statistic meta:object-count="110"/>
  </office:meta>
</office:document-meta>
</file>